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ParseException.HTMLPars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Exception.HTMLParse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ParseException.HTMLPars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Exception.HTMLPars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